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 fo:break-before="auto" fo:break-after="auto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fo:break-before="auto" fo:break-after="auto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pag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text-line-through-style="none" style:text-position="0% 100%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margin-top="0.372cm" fo:margin-bottom="0cm" fo:line-height="94%" fo:text-align="center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text-indent="1.101cm" style:auto-text-indent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1.101cm" style:auto-text-indent="false" fo:break-before="auto" fo:break-after="auto" style:writing-mode="lr-tb"/>
    </style:style>
    <style:style style:name="P30" style:family="paragraph" style:parent-style-name="Standard">
      <style:paragraph-properties fo:margin-left="0cm" fo:margin-right="0cm" fo:text-align="justify" style:justify-single-word="false" fo:text-indent="1.101cm" style:auto-text-indent="false" fo:break-before="auto" fo:break-after="auto" style:writing-mode="lr-tb"/>
    </style:style>
    <style:style style:name="P31" style:family="paragraph" style:parent-style-name="Standard">
      <style:paragraph-properties fo:margin-left="0cm" fo:margin-right="0cm" fo:text-align="justify" style:justify-single-word="false" fo:text-indent="1.101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1.249cm" fo:margin-right="0cm" fo:text-indent="0cm" style:auto-text-indent="false" fo:break-before="auto" fo:break-after="auto" style:writing-mode="lr-tb">
        <style:tab-stops>
          <style:tab-stop style:position="14.838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master-page-name="Титулка">
      <style:paragraph-properties fo:text-align="center" style:justify-single-word="false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49cm" fo:margin-right="0cm" fo:line-height="150%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margin-left="1.249cm" fo:margin-right="0cm" fo:line-height="150%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margin-left="1.249cm" fo:margin-right="0cm" fo:line-height="150%" fo:text-indent="0cm" style:auto-text-indent="false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margin-left="0cm" fo:margin-right="0cm" fo:line-height="150%" fo:text-indent="0cm" style:auto-text-indent="false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0" style:family="paragraph" style:parent-style-name="Standard" style:master-page-name="Вступ">
      <style:paragraph-properties fo:margin-left="0cm" fo:margin-right="0cm" fo:margin-top="0cm" fo:margin-bottom="0cm" fo:line-height="100%" fo:text-align="center" style:justify-single-word="false" fo:text-indent="0cm" style:auto-text-indent="false" style:page-numb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line-height="150%" fo:break-before="auto" fo:break-after="auto" style:writing-mode="lr-tb">
        <style:tab-stops>
          <style:tab-stop style:position="14.194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margin-left="1.905cm" fo:margin-right="0cm" fo:line-height="150%" fo:text-indent="-0.635cm" style:auto-text-indent="false" style:writing-mode="lr-tb">
        <style:tab-stops>
          <style:tab-stop style:position="14.194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5cm" style:auto-text-indent="fals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5cm" style:auto-text-indent="false" style:writing-mode="lr-tb"/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2" style:family="paragraph" style:parent-style-name="Standard" style:list-style-name="L3">
      <style:paragraph-properties fo:margin-top="0cm" fo:margin-bottom="0cm" fo:line-height="150%" fo:text-align="justify" style:justify-single-word="false" fo:break-before="page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50%" fo:text-indent="1.249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indent="1.249cm" style:auto-text-indent="false"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49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fo:line-height="150%" fo:text-align="start" style:justify-single-word="false" fo:text-indent="1.249cm" style:auto-text-indent="false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7" style:family="paragraph" style:parent-style-name="Standard">
      <style:paragraph-properties fo:margin-left="1.27cm" fo:margin-right="0cm" fo:line-height="150%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8" style:family="paragraph" style:parent-style-name="Standard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 style:writing-mode="lr-tb"/>
      <style:text-properties fo:color="#000000" style:text-line-through-style="none" style:font-name="Times New Roman" fo:font-size="14pt" fo:language="none" fo:country="none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 style:list-style-name="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fo:font-size="14pt" fo:language="none" fo:country="none" style:font-size-asian="14pt" style:language-asian="none" style:country-asian="none" style:font-name-complex="Times New Roman" style:font-size-complex="14pt"/>
    </style:style>
    <style:style style:name="P60" style:family="paragraph" style:parent-style-name="Standard" style:list-style-name="RTF_5f_Num_20_5">
      <style:paragraph-properties fo:margin-left="1.251cm" fo:margin-right="0cm" fo:line-height="150%" fo:text-align="justify" style:justify-single-word="false" fo:text-indent="0cm" style:auto-text-indent="false" style:writing-mode="lr-tb">
        <style:tab-stops>
          <style:tab-stop style:position="0.069cm"/>
        </style:tab-stops>
      </style:paragraph-properties>
      <style:text-properties fo:color="#000000" fo:font-size="14pt" fo:language="none" fo:country="none" style:font-size-asian="14pt" style:language-asian="none" style:country-asian="none" style:font-name-complex="Times New Roman" style:font-size-complex="14pt"/>
    </style:style>
    <style:style style:name="P61" style:family="paragraph" style:parent-style-name="Heading_20_4">
      <style:paragraph-properties fo:text-align="center" style:justify-single-word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 style:parent-style-name="Heading_20_3">
      <style:paragraph-properties fo:text-align="center" style:justify-single-word="false" fo:break-before="auto" fo:break-after="auto" style:writing-mode="lr-tb"/>
      <style:text-properties fo:font-size="16pt" style:font-size-asian="16pt" style:font-size-complex="16pt"/>
    </style:style>
    <style:style style:name="P63" style:family="paragraph" style:parent-style-name="Heading_20_5">
      <style:paragraph-properties fo:text-align="center" style:justify-single-word="false" fo:break-before="auto" fo:break-after="auto" style:writing-mode="lr-tb"/>
      <style:text-properties fo:font-size="14pt" style:font-size-asian="14pt" style:font-size-complex="14pt"/>
    </style:style>
    <style:style style:name="P64" style:family="paragraph" style:parent-style-name="Heading_20_5">
      <style:paragraph-properties fo:break-before="auto" fo:break-after="auto" style:writing-mode="lr-tb"/>
      <style:text-properties fo:font-size="14pt" style:font-size-asian="14pt" style:font-size-complex="14pt"/>
    </style:style>
    <style:style style:name="P65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position="0% 100%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Times New Roman" fo:font-size="14pt" fo:font-style="italic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style:font-name="Verdana" style:font-name-asian="Verdana" style:font-name-complex="Verdana"/>
    </style:style>
    <style:style style:name="T5" style:family="text">
      <style:text-properties style:text-position="-33% 8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/>
    </style:style>
    <style:style style:name="T9" style:family="text">
      <style:text-properties style:text-position="0% 100%" style:font-name="Trebuchet MS" style:font-name-asian="Trebuchet MS" style:font-name-complex="Trebuchet MS"/>
    </style:style>
    <style:style style:name="T10" style:family="text">
      <style:text-properties style:text-position="0% 100%" style:font-name="Trebuchet MS" fo:font-style="italic" style:font-name-asian="Trebuchet MS" style:font-style-asian="italic" style:font-name-complex="Trebuchet MS" style:font-style-complex="italic"/>
    </style:style>
    <style:style style:name="T11" style:family="text">
      <style:text-properties style:text-position="0% 100%" style:font-name="Times New Roman" style:font-name-asian="Trebuchet MS" style:font-name-complex="Trebuchet MS"/>
    </style:style>
    <style:style style:name="T12" style:family="text">
      <style:text-properties style:text-position="0% 100%" style:font-name="Times New Roman" fo:font-style="italic" style:font-name-asian="Trebuchet MS" style:font-style-asian="italic" style:font-name-complex="Trebuchet MS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 style:font-name-asian="Trebuchet MS" style:font-name-complex="Trebuchet MS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font-name="Times New Roman1" style:font-name-asian="Times New Roman1" style:font-name-complex="Times New Roman1"/>
    </style:style>
    <style:style style:name="T17" style:family="text">
      <style:text-properties style:font-name="OpenSymbol" style:font-name-asian="OpenSymbol" style:font-name-complex="OpenSymbol"/>
    </style:style>
    <style:style style:name="T18" style:family="text">
      <style:text-properties fo:language="uk" fo:country="UA"/>
    </style:style>
    <style:style style:name="T19" style:family="text">
      <style:text-properties style:language-asian="none" style:country-asian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ІНІСТЕРСТВО ОСВІТИ І НАУКИ УКРАЇНИ</text:p>
      <text:p text:style-name="P12">ПОЛТАВСЬКИЙ НАЦІОНАЛЬНИЙ ТЕХНІЧНИЙ <text:s/>УНІВЕРСИТЕТ </text:p>
      <text:p text:style-name="P12">ІМЕНІ ЮРІЯ КОНДРАТЮКА</text:p>
      <text:p text:style-name="P15"/>
      <text:p text:style-name="P18">ФАКУЛЬТЕТ ІНФОРМАЦІЙНИХ ТА ТЕЛЕКОМУНІКАЦІЙНИХ ТЕХНОЛОГІЙ І СИСТЕМ</text:p>
      <text:p text:style-name="P4"/>
      <text:p text:style-name="P12">КАФЕДРА <text:s/>ПРИКЛАДНОЇ <text:s/>МАТЕМАТИКИ, ІНФОРМАТИКИ ТА </text:p>
      <text:p text:style-name="P12">МАТЕМАТИЧНОГО МОДЕЛЮВАННЯ</text:p>
      <text:p text:style-name="P11"/>
      <text:p text:style-name="P25"/>
      <text:p text:style-name="P6"/>
      <text:h text:style-name="P62" text:outline-level="10">ДИПЛОМНА <text:s/>РОБОТА СПЕЦІАЛІСТА</text:h>
      <text:p text:style-name="P7"/>
      <text:p text:style-name="P12">зі спеціальності 7.080201 «Інформатика»</text:p>
      <text:p text:style-name="P12"/>
      <text:p text:style-name="P12">на тему</text:p>
      <text:p text:style-name="P8"/>
      <text:p text:style-name="P14">«Матричнні ігри»</text:p>
      <text:p text:style-name="P16"/>
      <text:p text:style-name="P16"/>
      <text:h text:style-name="P63" text:outline-level="10">Студента групи 501-ЕІ <text:s/>Фесюри Сергія Леонідовича</text:h>
      <text:h text:style-name="P64" text:outline-level="10"/>
      <text:p text:style-name="P10"/>
      <text:p text:style-name="P26">Керівник роботи</text:p>
      <text:p text:style-name="P26">кадидат фіз.-мат. наук,</text:p>
      <text:p text:style-name="P27">доцент Іванов М.І.</text:p>
      <text:p text:style-name="P17"/>
      <text:p text:style-name="P5"/>
      <text:p text:style-name="P26">Завідувач кафедри </text:p>
      <text:p text:style-name="P26">доктор фіз.-мат. наук,</text:p>
      <text:p text:style-name="P26">професор Губреєв Г.М.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3">Полтава <text:s/>2012</text:p>
      <text:p text:style-name="P28">РЕФЕРАТ</text:p>
      <text:p text:style-name="P29"/>
      <text:p text:style-name="P30">Дипломна робота спеціаліста: __ с., __ малюнки, __ додатки, __ джерел.</text:p>
      <text:p text:style-name="P30">Об’єкт дослідження <text:span text:style-name="T4"></text:span> матричні ігри.</text:p>
      <text:p text:style-name="P30">Мета роботи <text:span text:style-name="T4"></text:span> розроблення ефективного методу та його програмної реалізації знаходження оптимального розв’язку матричної гри.</text:p>
      <text:p text:style-name="P30">Методи <text:span text:style-name="T4"></text:span> симплексний, Брауна-Робінсона, графічний. Програма реалізована в середовищі Komodo Edit на мові JavaScript.</text:p>
      <text:p text:style-name="P30"/>
      <text:p text:style-name="P30">Відповідно до поставленого завдання <text:s/>у роботі досліджено викладені раніше підходи до розв’язування матричних ігор. Здійснена програмна реалізація трьох основних методів. </text:p>
      <text:p text:style-name="P30"/>
      <text:p text:style-name="P31">Ключові слова: ТЕОРІЯ ІГОР, МАТРИЧН ІГРИ, СИМПЛЕКС-МЕТОД, МЕТОД БРАУНА-РОБІНСОНА, ГРАФІЧНИЙ МЕТОД, МАТЕМАТИЧНІ МЕТОДИ В РІЗНИХ ГАЛУЗЯХ. </text:p>
      <text:h text:style-name="P61" text:outline-level="10">ЗМІСТ</text:h>
      <text:p text:style-name="P13"/>
      <text:p text:style-name="P41">ПЕРЕЛІК УМОВНИХ ПОЗНАЧЕНЬ, СИМВОЛІВ, СКОРОЧЕНЬ</text:p>
      <text:p text:style-name="P42">І ТЕРМІНІВ <text:tab/>3</text:p>
      <text:p text:style-name="P42"/>
      <text:p text:style-name="P45">ВСТУП <text:tab/>6</text:p>
      <text:p text:style-name="P44"/>
      <text:p text:style-name="P46">1 ІНФОРМАЦІЙНИЙ ОГЛЯД<text:tab/>8</text:p>
      <text:p text:style-name="P53">2.1 Огляд задач, що зводяться до антагоністичної гри<text:tab/>8</text:p>
      <text:list xml:id="list11507592581" text:style-name="L1">
        <text:list-item>
          <text:list>
            <text:list-item>
              <text:p text:style-name="P35">Огляд методів розв’язування антагоністичних ігор<text:tab/>20</text:p>
            </text:list-item>
            <text:list-item>
              <text:p text:style-name="P36">Ігри з природою<text:tab/>21</text:p>
            </text:list-item>
            <text:list-item>
              <text:p text:style-name="P36">Нечіткі змішані стратегії<text:tab/>22</text:p>
              <text:p text:style-name="P37"/>
            </text:list-item>
          </text:list>
        </text:list-item>
      </text:list>
      <text:p text:style-name="P46">2 ТЕОРЕТИЧНА ЧАСТИНА<text:tab/>32</text:p>
      <text:p text:style-name="P57">3.1 Використання симплексного та двоїстого симплексного методу в <text:s text:c="6"/>розв’язанні матричних ігор<text:tab/>32</text:p>
      <text:list xml:id="list1246477825" text:style-name="L2">
        <text:list-item>
          <text:list>
            <text:list-item>
              <text:p text:style-name="P47"><text:s/>Використання методу Брауна-Робінсона в розв’язанні<text:line-break/> матричних ігор<text:tab/>38</text:p>
            </text:list-item>
            <text:list-item>
              <text:p text:style-name="P47">Використання графічного методу в розв’язанні матричних ігор<text:tab/>39</text:p>
            </text:list-item>
            <text:list-item>
              <text:p text:style-name="P49">Рішення ігор з природою через зведення до антагоністичної гри<text:tab/>40</text:p>
            </text:list-item>
          </text:list>
        </text:list-item>
      </text:list>
      <text:p text:style-name="P44"/>
      <text:p text:style-name="P48">3 ПРАКТИЧНА РЕАЛІЗАЦІЯ <text:tab/>37</text:p>
      <text:p text:style-name="P54">4.1 Структура та опис програмного забезпечення<text:tab/>41</text:p>
      <text:p text:style-name="P53">4.2 Інструкція щодо використання<text:tab/>44</text:p>
      <text:p text:style-name="P34"/>
      <text:p text:style-name="P45">ВИСНОВКИ<text:tab/>46</text:p>
      <text:p text:style-name="P46">СПИСОК ВИКОРИСТАНОЇ ЛІТЕРАТУРИ<text:tab/>48</text:p>
      <text:p text:style-name="P43"/>
      <text:p text:style-name="P48">ДОДАТОК А. Вихідні коди программ <text:tab/>49</text:p>
      <text:p text:style-name="P19">ПЕРЕЛІК УМОВНИХ ПОЗНАЧЕНЬ, СИМВОЛІВ, СКОРОЧЕНЬ І ТЕРМІНІВ</text:p>
      <text:p text:style-name="P20"/>
      <text:p text:style-name="P21"><text:tab/>Я буду розглядати тільки парні антагоністичні ігри, тобто такі, в яких приймають участь тільки два гравці, і виграш одного гравця рівний програшу іншого. Крім того, я приймаю, що кожен гравець має скінченну кількість стратегій: U<text:span text:style-name="T5">1</text:span>={a<text:span text:style-name="T5">1</text:span>, a<text:span text:style-name="T5">2</text:span>,..., a<text:span text:style-name="T5">m</text:span>} – множина стратегій першого гравця; U<text:span text:style-name="T5">2</text:span>={b<text:span text:style-name="T5">1</text:span>, b<text:span text:style-name="T5">2</text:span>, ... b<text:span text:style-name="T5">n</text:span>} – множина стратегій другого гравця.</text:p>
      <text:p text:style-name="P21"><text:tab/>Ці стратегії назваються чистими на відміну від змішаних, які я введу далі.</text:p>
      <text:p text:style-name="P24"><text:tab/><text:span text:style-name="T2">Множина U1 ∪ U2 — декартовий добуток множин стратегій гравців називається множиною ситуаці гри. Для кожної ситуації повинна бути визначена ціна гри. Так як гра антагоністична достатньо визначити виграш</text:span><text:span text:style-name="T7"> </text:span><text:span text:style-name="T3">а</text:span><text:span text:style-name="T8"> </text:span><text:span text:style-name="T2">одного з гравців, наприклад першого. Тоді виграш другого буде рівний (-</text:span><text:span text:style-name="T3">а</text:span><text:span text:style-name="T2">). Таким чином визначається матриця виграшів першого гравця (для другого гравця матриця виграшів буде -А): </text:span></text:p>
      <text:p text:style-name="P23"><draw:frame draw:style-name="fr1" draw:name="Об'єкт1" text:anchor-type="as-char" svg:y="-1.513cm" svg:width="4.152cm" svg:height="2.9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text:bookmark text:name="result_box"/><text:span text:style-name="T1">Визначення</text:span>. Система Г = {U1, U2, A} називається матричною грою двох осіб. Розігрування матричної гри зводиться до вибору гравцем 1 i-го рядка матриці виграшів, а гравцем 2 - j-го стовпця. Після цього гравець 1 отримує виграш рівний а<text:span text:style-name="T13">ij</text:span>, а гравець 2 - (-а<text:span text:style-name="T13">ij</text:span>). При правильній грі гравець 1 може завжди гарантувати собі виграш, який назвемо нижнім значенням ціни гри. Позначимо його: <draw:frame draw:style-name="fr1" draw:name="Об'єкт2" text:anchor-type="as-char" svg:y="-0.377cm" svg:width="2.727cm" svg:height="0.748cm" draw:z-index="1"><draw:object xlink:href="./Object 2" xlink:type="simple" xlink:show="embed" xlink:actuate="onLoad"/><draw:image xlink:href="./ObjectReplacements/Object 2" xlink:type="simple" xlink:show="embed" xlink:actuate="onLoad"/></draw:frame>. У свою чергу, гравець 2 може гарантувати собі програш, який назвемо верхнім значенням ціни гри. Позначимо його:<draw:frame draw:style-name="fr1" draw:name="Об'єкт3" text:anchor-type="as-char" svg:y="-0.377cm" svg:width="2.648cm" svg:height="0.75cm" draw:z-index="2"><draw:object xlink:href="./Object 3" xlink:type="simple" xlink:show="embed" xlink:actuate="onLoad"/><draw:image xlink:href="./ObjectReplacements/Object 3" xlink:type="simple" xlink:show="embed" xlink:actuate="onLoad"/></draw:frame>. Чисті стратегії i* і j*, що відповідають <draw:frame draw:style-name="fr1" draw:name="Об'єкт4" text:anchor-type="as-char" svg:y="-0.377cm" svg:width="0.422cm" svg:height="0.467cm" draw:z-index="3"><draw:object xlink:href="./Object 4" xlink:type="simple" xlink:show="embed" xlink:actuate="onLoad"/><draw:image xlink:href="./ObjectReplacements/Object 4" xlink:type="simple" xlink:show="embed" xlink:actuate="onLoad"/></draw:frame> і <draw:frame draw:style-name="fr1" draw:name="Об'єкт5" text:anchor-type="as-char" svg:y="-0.377cm" svg:width="0.422cm" svg:height="0.469cm" draw:z-index="4"><draw:object xlink:href="./Object 5" xlink:type="simple" xlink:show="embed" xlink:actuate="onLoad"/><draw:image xlink:href="./ObjectReplacements/Object 5" xlink:type="simple" xlink:show="embed" xlink:actuate="onLoad"/></draw:frame> називаються максимінною і мінімаксною стратегіями.</text:p>
      <text:p text:style-name="P22"><text:span text:style-name="T1">Лемма 1</text:span>. В матричній грі <draw:frame draw:style-name="fr1" draw:name="Об'єкт6" text:anchor-type="as-char" svg:y="-0.377cm" svg:width="0.995cm" svg:height="0.469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22">Визначення. Ситуація (i*, j*) називається ситуацією рівноваги, якщо для i'=1, 2, ..., m, j'=1, 2, ..., n виконується нерівність:.a<text:span text:style-name="T13">ij' </text:span><text:span text:style-name="T9">≤ </text:span><text:span text:style-name="T11">a</text:span><text:span text:style-name="T14">i'j' </text:span><text:span text:style-name="T9">≤ </text:span><text:span text:style-name="T11">a</text:span><text:span text:style-name="T14">i'j</text:span> Ситуація рівноваги це така <text:soft-page-break/>ситуація, від якої жодному з гравців не вигідно відхилятися. В цьому випадку стратегії i*, j* називають оптимальними стратегіями гравців. Щоб така ситуація існувала необхідно і достатньо рівність верхньої та нижньої цін гри, тобто <draw:frame draw:style-name="fr1" draw:name="Об'єкт7" text:anchor-type="as-char" svg:y="-0.377cm" svg:width="0.422cm" svg:height="0.467cm" draw:z-index="11"><draw:object xlink:href="./Object 7" xlink:type="simple" xlink:show="embed" xlink:actuate="onLoad"/><draw:image xlink:href="./ObjectReplacements/Object 7" xlink:type="simple" xlink:show="embed" xlink:actuate="onLoad"/></draw:frame> = <draw:frame draw:style-name="fr1" draw:name="Об'єкт8" text:anchor-type="as-char" svg:y="-0.377cm" svg:width="0.422cm" svg:height="0.469cm" draw:z-index="12"><draw:object xlink:href="./Object 8" xlink:type="simple" xlink:show="embed" xlink:actuate="onLoad"/><draw:image xlink:href="./ObjectReplacements/Object 8" xlink:type="simple" xlink:show="embed" xlink:actuate="onLoad"/></draw:frame>= <text:span text:style-name="T6">v</text:span>.</text:p>
      <text:p text:style-name="P22"><text:span text:style-name="T1">Визначення</text:span>. Нехай (i*, j*) - ситуацією рівноваги в матричній грі. Тоді число <text:span text:style-name="T6">v = a</text:span><text:span text:style-name="T15">i'j'</text:span> називається значенням або ціною гри. Наприклад, у грі Г<text:span text:style-name="T13">А</text:span> з матрицею </text:p>
      <text:p text:style-name="P22"><draw:frame draw:style-name="fr1" draw:name="Об'єкт9" text:anchor-type="as-char" svg:y="-0.958cm" svg:width="2.611cm" svg:height="1.667cm" draw:z-index="13"><draw:object xlink:href="./Object 9" xlink:type="simple" xlink:show="embed" xlink:actuate="onLoad"/><draw:image xlink:href="./ObjectReplacements/Object 9" xlink:type="simple" xlink:show="embed" xlink:actuate="onLoad"/></draw:frame> існує не одна ситуація рівноваги. В даній грі їх дві: (1, 1) і (1, 3). Безліч всіх ситуацій рівноваги в матричній грі позначимо через Z(Г).</text:p>
      <text:p text:style-name="P22"><text:span text:style-name="T1">Лемма про масштаб 1</text:span>. Нехай Г і Г' - дві матричні ігри з матрицею виграшів А = {aij} і A' = {a'ij}, причому А' = bА + a, b = const, a = const. Тоді Z(Г) = Z(Г') і n' = bn + a (де n' - значення ціни гри Г', n - значення ціни гри Г).</text:p>
      <text:p text:style-name="P22"><text:tab/>Ця лема має велике практичне значення, так як більшість алгоритмів для рішення матричних ігор засновано на припущенні, що матриця гри позитивна. У випадку, коли матриця має непозитивно елементи, слід додати до всіх елементів матриці число найбільше за абсолютною величиною, з усіх негативних елементів. Існують ігри, в яких ситуації рівноваги в чистих стратегіях не існує. Тоді гравцям буває не вигідно дотримуватися своїх мінімаксних і максимінних стратегій, так як вони можуть отримати більший виграш, відхилившись від них. В цьому випадку гравцям розумно діяти випадково, тобто вибирати стратегії довільно і не повідомляти про вибір суперника. Такі стратегії гравців будемо називати змішаними.</text:p>
      <text:p text:style-name="P22"><text:span text:style-name="T1">Визначення</text:span>. Змішаною стратегією гравця називається повний набір ймовірностей застосування його чистих стратегій.</text:p>
      <text:p text:style-name="P22"><text:tab/>Так якщо гравець 1 має m чистих стратегій, то його змішана стратегія x - це набір чисел x = (x<text:span text:style-name="T13">1</text:span>, x<text:span text:style-name="T13">2</text:span>, ..., x<text:span text:style-name="T13">m</text:span>), які задовольняють співвідношенням <text:span text:style-name="T6">x</text:span><text:span text:style-name="T15">i </text:span><text:span text:style-name="T10">≥</text:span><text:span text:style-name="T11"> </text:span><text:span text:style-name="T12">0</text:span><text:span text:style-name="T11"> </text:span>,<text:span text:style-name="T16">∑</text:span> <text:span text:style-name="T6">x</text:span><text:span text:style-name="T15">i</text:span> = 1. Аналогічним чином визначається змішана стратегія y гравця 2.</text:p>
      <text:p text:style-name="P22"><text:span text:style-name="T1">Визначення</text:span>. Оптимальними стратегіями гравців називаються стратегії, які при багаторазовому повторенні забезпечують гравцям максимально можливий середній виграш (або мінімально можливий середній програш). Таким чином, процес гри при <text:soft-page-break/>використанні гравцями своїх змішаних стратегій перетворюється на випадкове випробування, яке назвемо ситуацією в змішаних стратегіях. Вона позначається так (x, y), де x і y - змішані стратегії гравців 1 і 2 відповідно. </text:p>
      <text:p text:style-name="P22">Для ситуації в змішаних стратегіях кожен гравець визначає для себе середній виграш, який виражається у вигляді математичного очікування його виграшів:.K(x, y) = <draw:frame draw:style-name="fr1" draw:name="Об'єкт10" text:anchor-type="as-char" svg:y="-0.713cm" svg:width="2.531cm" svg:height="1.139cm" draw:z-index="6"><draw:object xlink:href="./Object 10" xlink:type="simple" xlink:show="embed" xlink:actuate="onLoad"/><draw:image xlink:href="./ObjectReplacements/Object 10" xlink:type="simple" xlink:show="embed" xlink:actuate="onLoad"/></draw:frame> Від матричної гри прийшли до нової гри <draw:frame draw:style-name="fr1" draw:name="Об'єкт11" text:anchor-type="as-char" svg:y="-0.377cm" svg:width="0.538cm" svg:height="0.467cm" draw:z-index="7"><draw:object xlink:href="./Object 11" xlink:type="simple" xlink:show="embed" xlink:actuate="onLoad"/><draw:image xlink:href="./ObjectReplacements/Object 11" xlink:type="simple" xlink:show="embed" xlink:actuate="onLoad"/></draw:frame> = {X, Y, K}, де X, Y - множини змішаних стратегій гравців, а K - функція виграшів в змішаних стратегіях. Таку гру називають змішаним розширенням матричної гри. Цілі гравців залишаються незмінними: гравець 1 бажає отримати максимальний виграш, а гравець 2 прагне звести свій програш до мінімуму. Тому для змішаного розширення гри, аналогічним чином визначаються верхнє і нижнє значення ціни гри, тільки тепер гравці вибирають свої змішані стратегії. Позначимо їх:<draw:frame draw:style-name="fr1" draw:name="Об'єкт12" text:anchor-type="as-char" svg:y="-0.386cm" svg:width="3.685cm" svg:height="0.758cm" draw:z-index="8"><draw:object xlink:href="./Object 12" xlink:type="simple" xlink:show="embed" xlink:actuate="onLoad"/><draw:image xlink:href="./ObjectReplacements/Object 12" xlink:type="simple" xlink:show="embed" xlink:actuate="onLoad"/></draw:frame>, <draw:frame draw:style-name="fr1" draw:name="Об'єкт13" text:anchor-type="as-char" svg:y="-0.386cm" svg:width="3.685cm" svg:height="0.758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В цьому випадку залишається справедливою лема 1, тобто <draw:frame draw:style-name="fr1" draw:name="Об'єкт14" text:anchor-type="as-char" svg:y="-0.377cm" svg:width="0.995cm" svg:height="0.46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<text:span text:style-name="T1">Визначення</text:span>. Ситуація (x*, y*) в грі утворює ситуацію рівноваги, якщо для всіх x <text:span text:style-name="T17"> </text:span>X, y <text:span text:style-name="T17"> </text:span>Y виконується рівність: K (x, y *) ≤ K (x *, y *) ≤ K (x *, y). Щоб ситуація рівноваги в змішаному розширенні гри існувала необхідно і достатньо рівність верхньої та нижньої цін гри, тобто <text:s/><draw:frame draw:style-name="fr1" draw:name="Об'єкт15" text:anchor-type="as-char" svg:y="-0.377cm" svg:width="0.422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 = <draw:frame draw:style-name="fr1" draw:name="Об'єкт16" text:anchor-type="as-char" svg:y="-0.377cm" svg:width="0.422cm" svg:height="0.46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= <text:span text:style-name="T6">v</text:span>, де <text:span text:style-name="T6">v</text:span> - ціна гри. Для випадку змішаного розширення гри також справедлива лема про масштаб. <text:span text:style-name="T1">Лемма про масштаб 2</text:span>. Нехай Г<text:span text:style-name="T13">А</text:span> і Г<text:span text:style-name="T13">А'</text:span> - дві матричні ігри А' = aА + В, a = const, В - матриця з однаковими елементами b, тобто b<text:span text:style-name="T13">ij</text:span> = b для всіх i, j. Тоді Z (<draw:frame draw:style-name="fr1" draw:name="Об'єкт17" text:anchor-type="as-char" svg:y="-0.377cm" svg:width="0.716cm" svg:height="0.531cm" draw:z-index="16"><draw:object xlink:href="./Object 17" xlink:type="simple" xlink:show="embed" xlink:actuate="onLoad"/><draw:image xlink:href="./ObjectReplacements/Object 17" xlink:type="simple" xlink:show="embed" xlink:actuate="onLoad"/></draw:frame>) = Z (Г<text:span text:style-name="T13">А'</text:span>) і n<text:span text:style-name="T13">А'</text:span> = an<text:span text:style-name="T13">А</text:span> + b (де nА / - значення ціни гри Г<text:span text:style-name="T13">А'</text:span>, n<text:span text:style-name="T13">А</text:span> - значення ціни гри Г<text:span text:style-name="T13">А</text:span>).</text:p>
      <text:p text:style-name="P22"><text:span text:style-name="T1">Теорема</text:span>. У змішаному розширенні матричної гри завжди існує ситуація рівноваги.</text:p>
      <text:p text:style-name="P21"/>
      <text:p text:style-name="P40">ВСТУП</text:p>
      <text:p text:style-name="P20"/>
      <text:p text:style-name="P59">Організації звичайно мають цілі, які суперечать цілям інших організацій-конкурентів. Тому робота менеджерів часто полягає у виборі рішення з урахуванням дій конкурентів. Для вирішення таких проблем призначені методи теорії ігор.</text:p>
      <text:p text:style-name="P59">Теорія ігор - це розділ прикладної математики, який вивчає моделі і методи прийняття оптимальних рішень в умовах конфлікту.</text:p>
      <text:p text:style-name="P59">Під конфліктом розуміється така ситуація, в якій зіштовхуються інтереси двох або більше сторін, що переслідують різні (найчастіше суперечливі) цілі. При цьому кожне рішення має прийматися в розрахунку на розумного суперника, який намагається зашкодити іншому учаснику гри досягти успіху.</text:p>
      <text:p text:style-name="P59">З метою дослідження конфліктної ситуації будують її формалізовану спрощену модель. Для побудови такої моделі необхідно чітко описати конфлікт, тобто:</text:p>
      <text:list xml:id="list181647180" text:style-name="RTF_5f_Num_20_5">
        <text:list-item>
          <text:p text:style-name="P60">уточнити кількість учасників (учасники або сторони конфлікту називаються гравцями);</text:p>
        </text:list-item>
        <text:list-item>
          <text:p text:style-name="P60">вказати на всі можливі способи (правила) дій гравців, які називаються стратегіями гравців;</text:p>
        </text:list-item>
        <text:list-item>
          <text:p text:style-name="P60">розрахувати, якими будуть результати гри, якщо кожний гравець вибере певну стратегію (тобто з’ясувати виграші або програші гравців).</text:p>
        </text:list-item>
      </text:list>
      <text:p text:style-name="P58"><text:span text:style-name="T19">Основну задачу теорії ігор можна сформулювати так: визначити, яку стратегію має застосувати розумний гравець у конфлікті з розумним суперником, щоб гарантувати кожному з них виграш, при чому відхилення будь-якого з гравців від оптимальної стратегії може тільки зменшити його виграш.</text:span></text:p>
      <text:p text:style-name="P51">Математична теорія ігор здатна не тільки вказати оптимальний шлях до вирішення деяких проблем, а й прогнозувати їх результат. Матричні ігри серйозно вивчаються фахівцями, так як вони досить прості і до них можуть бути зведені ігри загального виду. Тому теорія матричних ігор добре розвинена, існують різні методи пошуку рішення ігор.</text:p>
      <text:p text:style-name="P51">Але в більшості випадків рішення матричних ігор являє собою важкий і <text:soft-page-break/>громіздкий процес. Є приклади, коли навіть для матриць розміру 3*3, процес пошуку рішення досить трудомісткий.</text:p>
      <text:p text:style-name="P51">Крім того, виграші гравців у кожній ситуації не завжди визначаються точними вимірами. В процесі збору даних про досліджуване явище, аналізу цих даних та введення при побудові моделі різних припущень накопичуються помилки. Вони ж можуть виражатися числами в матриці виграшів. Тому точність у визначенні значення гри та оптимальних стратегій гравців виправдана не завжди.</text:p>
      <text:p text:style-name="P51">А також, слід зауважити,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.</text:p>
      <text:p text:style-name="P51">Тому виникає потреба в розробці чисельних методів розв'язання матричних ігор. В даний час в теорії ігор відомі кілька способів наближеного рішення матричних ігор.</text:p>
      <text:p text:style-name="P51">Мета випускної кваліфікаційної роботи вивчити деякі методи наближеного рішення матричних ігор, обгрунтувати їх алгоритми, і, по можливості, реалізувати на мові програмування.</text:p>
      <text:p text:style-name="P51">Робота складається зі вступу, трьох параграфів і додатків, в яких приведена програма на мові JavaScript, що дозволяє знаходити наближене рішення матричної гри.</text:p>
      <text:p text:style-name="P51">У першому параграфі наведений інформаційний огляд задач, що зводяться до матричних ігор, а також короткий огляд методів.</text:p>
      <text:p text:style-name="P51">Параграф другий присвячений більш глибокому викладу різних методів розв’язання матричних ігор.</text:p>
      <text:p text:style-name="P50"><text:span text:style-name="T18">У третьому параграфі описано реалізацію деяких методів розв’язання ігор з описом архітектурних моментів програми.</text:span></text:p>
      <text:list xml:id="list1483547172" text:style-name="L3">
        <text:list-item>
          <text:list>
            <text:list-item>
              <text:list>
                <text:list-item>
                  <text:p text:style-name="P52"><text:span text:style-name="T18"><text:s/>ІНФОРМАЦІЙНИЙ ОГЛЯД</text:span></text:p>
                </text:list-item>
              </text:list>
            </text:list-item>
          </text:list>
        </text:list-item>
      </text:list>
      <text:p text:style-name="P55"><text:span text:style-name="T18">Огляд задач, що зводяться до антагоністичної гри</text:span></text:p>
      <text:p text:style-name="P56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Standard" style:class="text">
      <style:paragraph-properties fo:margin-left="0cm" fo:margin-right="0cm" fo:text-align="justify" style:justify-single-word="false" fo:text-indent="1.101cm" style:auto-text-indent="false" fo:break-before="auto" fo:break-after="auto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class="text">
      <style:paragraph-properties fo:text-align="justify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Standard" style:class="text">
      <style:paragraph-properties fo:margin-left="1.207cm" fo:margin-right="0cm" fo:text-align="justify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1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umbering_20_Symbols" style:display-name="Numbering Symbols" style:family="text"/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1">
      <text:list-level-style-number text:level="1" text:style-name="List11Level0" style:num-suffix="." style:num-format="1">
        <style:list-level-properties text:space-before="0.635cm" text:min-label-width="0.238cm"/>
      </text:list-level-style-number>
      <text:list-level-style-number text:level="2" text:style-name="List11Level1" style:num-suffix="." style:num-format="1">
        <style:list-level-properties text:space-before="1.905cm" text:min-label-width="0.217cm"/>
      </text:list-level-style-number>
      <text:list-level-style-number text:level="3" text:style-name="List11Level2" style:num-suffix="." style:num-format="1">
        <style:list-level-properties text:min-label-width="3.768cm" text:min-label-distance="0.275cm" fo:text-align="end"/>
      </text:list-level-style-number>
      <text:list-level-style-number text:level="4" text:style-name="List11Level3" style:num-suffix="." style:num-format="1">
        <style:list-level-properties text:space-before="4.445cm" text:min-label-width="1.207cm"/>
      </text:list-level-style-number>
      <text:list-level-style-number text:level="5" text:style-name="List11Level4" style:num-suffix="." style:num-format="1">
        <style:list-level-properties text:space-before="5.715cm" text:min-label-width="1.185cm"/>
      </text:list-level-style-number>
      <text:list-level-style-number text:level="6" text:style-name="List11Level5" style:num-suffix="." style:num-format="1">
        <style:list-level-properties text:min-label-width="8.784cm" text:min-label-distance="1.482cm" fo:text-align="end"/>
      </text:list-level-style-number>
      <text:list-level-style-number text:level="7" text:style-name="List11Level6" style:num-suffix="." style:num-format="1">
        <style:list-level-properties text:space-before="8.255cm" text:min-label-width="1.778cm"/>
      </text:list-level-style-number>
      <text:list-level-style-number text:level="8" text:style-name="List11Level7" style:num-suffix="." style:num-format="1">
        <style:list-level-properties text:space-before="9.525cm" text:min-label-width="2.392cm"/>
      </text:list-level-style-number>
      <text:list-level-style-number text:level="9" text:style-name="List11Level8" style:num-suffix="." style:num-format="1">
        <style:list-level-properties text:min-label-width="13.801cm" text:min-label-distance="2.6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2.27cm"/>
        </style:list-level-properties>
      </text:list-level-style-number>
      <text:list-level-style-number text:level="2" text:style-name="RTF_5f_Num_20_5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/>
        </style:list-level-properties>
      </text:list-level-style-number>
      <text:list-level-style-number text:level="3" text:style-name="RTF_5f_Num_20_5_20_3" style:num-suffix="." style:num-format="i">
        <style:list-level-properties text:list-level-position-and-space-mode="label-alignment" fo:text-align="end">
          <style:list-level-label-alignment text:label-followed-by="listtab" text:list-tab-stop-position="4.81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6.08cm"/>
        </style:list-level-properties>
      </text:list-level-style-number>
      <text:list-level-style-number text:level="5" text:style-name="RTF_5f_Num_20_5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/>
        </style:list-level-properties>
      </text:list-level-style-number>
      <text:list-level-style-number text:level="6" text:style-name="RTF_5f_Num_20_5_20_6" style:num-suffix="." style:num-format="i">
        <style:list-level-properties text:list-level-position-and-space-mode="label-alignment" fo:text-align="end">
          <style:list-level-label-alignment text:label-followed-by="listtab" text:list-tab-stop-position="8.62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9.89cm"/>
        </style:list-level-properties>
      </text:list-level-style-number>
      <text:list-level-style-number text:level="8" text:style-name="RTF_5f_Num_20_5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/>
        </style:list-level-properties>
      </text:list-level-style-number>
      <text:list-level-style-number text:level="9" text:style-name="RTF_5f_Num_20_5_20_9" style:num-suffix="." style:num-format="i">
        <style:list-level-properties text:list-level-position-and-space-mode="label-alignment" fo:text-align="end">
          <style:list-level-label-alignment text:label-followed-by="listtab" text:list-tab-stop-position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 style:next-style-name="Реферат"/>
    <style:master-page style:name="Титулка" style:page-layout-name="Mpm2" style:next-style-name="Реферат"/>
    <style:master-page style:name="Реферат" style:page-layout-name="Mpm2" style:next-style-name="Зміст"/>
    <style:master-page style:name="Зміст" style:page-layout-name="Mpm3" style:next-style-name="ПЕРЕЛІК_20_УМОВНИХ_20_ПОЗНАЧЕНЬ_2c__20_СИМВОЛІВ_2c__20_СКОРОЧЕНЬІ_20_ТЕРМІНІВ"/>
    <style:master-page style:name="ПЕРЕЛІК_20_УМОВНИХ_20_ПОЗНАЧЕНЬ_2c__20_СИМВОЛІВ_2c__20_СКОРОЧЕНЬІ_20_ТЕРМІНІВ" style:display-name="ПЕРЕЛІК УМОВНИХ ПОЗНАЧЕНЬ, СИМВОЛІВ, СКОРОЧЕНЬІ ТЕРМІНІВ" style:page-layout-name="Mpm4">
      <style:header>
        <text:p text:style-name="MP1"><text:page-number text:select-page="current" text:page-adjust="-1">5</text:page-number></text:p>
      </style:header>
    </style:master-page>
    <style:master-page style:name="Вступ" style:page-layout-name="Mpm5">
      <style:header>
        <text:p text:style-name="MP1"><text:page-number text:select-page="current" text:page-adjust="-1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1:10:56</meta:creation-date>
    <dc:date>2012-04-23T09:16:30</dc:date>
    <meta:editing-duration>PT3H38M6S</meta:editing-duration>
    <meta:editing-cycles>46</meta:editing-cycles>
    <meta:generator>LibreOffice/3.4$Unix LibreOffice_project/340m1$Build-602</meta:generator>
    <meta:print-date>2012-04-19T11:48:40</meta:print-date>
    <meta:document-statistic meta:table-count="0" meta:image-count="0" meta:object-count="17" meta:page-count="9" meta:paragraph-count="87" meta:word-count="1577" meta:character-count="10655" meta:non-whitespace-character-count="9117"/>
  </office:meta>
</office:document-meta>
</file>

<file path=Object 1/content.xml><?xml version="1.0" encoding="utf-8"?>
<math xmlns="http://www.w3.org/1998/Math/MathML">
  <semantics>
    <mrow>
      <mrow>
        <mi>A</mi>
        <mo stretchy="false">=</mo>
        <mtable>
          <mtr>
            <mtd>
              <mrow>
                <mi/>
              </mrow>
            </mtd>
            <mtd>
              <mrow>
                <msub>
                  <mo stretchy="false">β</mo>
                  <mn>1</mn>
                </msub>
                <msub>
                  <mo stretchy="false">β</mo>
                  <mn>2</mn>
                </msub>
                <mn>...</mn>
                <msub>
                  <mo stretchy="false">β</mo>
                  <mi>n</mi>
                </msub>
              </mrow>
            </mtd>
          </mtr>
          <mtr>
            <mtd>
              <mrow>
                <mtable>
                  <mtr>
                    <mtd>
                      <mrow>
                        <msub>
                          <mo stretchy="false">α</mo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o stretchy="false">α</mo>
                          <mn>2</mn>
                        </msub>
                      </mrow>
                    </mtd>
                  </mtr>
                  <mtr>
                    <mtd>
                      <mrow>
                        <mn>...</mn>
                      </mrow>
                    </mtd>
                  </mtr>
                  <mtr>
                    <mtd>
                      <mrow>
                        <msub>
                          <mo stretchy="false">α</mo>
                          <mi>m</mi>
                        </msub>
                      </mrow>
                    </mtd>
                  </mtr>
                </mtable>
              </mrow>
            </mtd>
            <mtd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i>a</mi>
                              <mn>11</mn>
                            </msub>
                            <msub>
                              <mi>a</mi>
                              <mn>12</mn>
                            </msub>
                            <mn>...</mn>
                            <msub>
                              <mi>a</mi>
                              <mn>1n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21</mn>
                            </msub>
                            <msub>
                              <mi>a</mi>
                              <mn>22</mn>
                            </msub>
                            <mn>...</mn>
                            <msub>
                              <mi>a</mi>
                              <mn>2n</mn>
                            </msub>
                          </mrow>
                        </mtd>
                      </mtr>
                      <mtr>
                        <mtd>
                          <mrow>
                            <mn>...</mn>
                            <mn>...</mn>
                            <mn>...</mn>
                            <mn>...</mn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i mathvariant="italic">m1</mi>
                            </msub>
                            <msub>
                              <mi>a</mi>
                              <mi mathvariant="italic">m2</mi>
                            </msub>
                            <mn>...</mn>
                            <msub>
                              <mi>a</mi>
                              <mi mathvariant="italic">mn</mi>
                            </msub>
                          </mrow>
                        </mtd>
                      </mtr>
                    </mtable>
                  </mrow>
                </mfenced>
              </mrow>
            </mtd>
          </mtr>
        </mtable>
      </mrow>
    </mrow>
    <annotation encoding="StarMath 5.0">A =  

matrix{` # %ibeta_1 %ibeta_2 ... %ibeta_n ## stack{ %ialpha_1 # %ialpha_2 # ... # %ialpha_m} # left ( stack { a_11 a_12 ... a_1n # a_21 a_22 ... a_2n # ... ... ... ... # a_m1 a_m2 ... a_mn } right )} </annotation>
  </semantics>
</math>
</file>

<file path=Object 10/content.xml><?xml version="1.0" encoding="utf-8"?>
<math xmlns="http://www.w3.org/1998/Math/MathML">
  <semantics>
    <mrow>
      <mrow>
        <munderover>
          <mo stretchy="false">∑</mo>
          <mrow>
            <mi>i</mi>
          </mrow>
          <mrow>
            <mi>m</mi>
          </mrow>
        </munderover>
        <mrow>
          <munderover>
            <mo stretchy="false">∑</mo>
            <mrow>
              <mi>j</mi>
            </mrow>
            <mrow>
              <mi>n</mi>
            </mrow>
          </munderover>
          <msub>
            <mi>a</mi>
            <mi mathvariant="italic">ij</mi>
          </msub>
        </mrow>
      </mrow>
      <msub>
        <mi>x</mi>
        <mi>i</mi>
      </msub>
      <msub>
        <mi>y</mi>
        <mi>j</mi>
      </msub>
    </mrow>
    <annotation encoding="StarMath 5.0">sum from{i} to{m} sum from {j} to {n} a_ij  x_i y_j</annotation>
  </semantics>
</math>
</file>

<file path=Object 11/content.xml><?xml version="1.0" encoding="utf-8"?>
<math xmlns="http://www.w3.org/1998/Math/MathML">
  <semantics>
    <mrow>
      <mover accent="true">
        <mi>Г</mi>
        <mo stretchy="false">̄</mo>
      </mover>
    </mrow>
    <annotation encoding="StarMath 5.0">bar Г</annotation>
  </semantics>
</math>
</file>

<file path=Object 12/content.xml><?xml version="1.0" encoding="utf-8"?>
<math xmlns="http://www.w3.org/1998/Math/MathML">
  <semantics>
    <mrow>
      <mrow>
        <mover accent="true">
          <mrow>
            <mi>v</mi>
          </mrow>
          <mo stretchy="false">̄</mo>
        </mover>
        <mo stretchy="false">=</mo>
        <munder>
          <mi mathvariant="italic">min</mi>
          <mrow>
            <mi>j</mi>
          </mrow>
        </munder>
      </mrow>
      <munder>
        <mi mathvariant="italic">max</mi>
        <mrow>
          <mi>i</mi>
        </mrow>
      </munder>
      <mi>K</mi>
      <mrow>
        <mo stretchy="false">(</mo>
        <mrow>
          <mi>x</mi>
          <mi>,</mi>
          <mi>y</mi>
        </mrow>
        <mo stretchy="false">)</mo>
      </mrow>
    </mrow>
    <annotation encoding="StarMath 5.0">bar  {v}  = min csub{j} max csub{i} K(x ,y)</annotation>
  </semantics>
</math>
</file>

<file path=Object 13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=</mo>
        <munder>
          <mi mathvariant="italic">max</mi>
          <mrow>
            <mi>i</mi>
          </mrow>
        </munder>
      </mrow>
      <munder>
        <mi mathvariant="italic">min</mi>
        <mrow>
          <mi>j</mi>
        </mrow>
      </munder>
      <mi>K</mi>
      <mrow>
        <mo stretchy="false">(</mo>
        <mrow>
          <mi>x</mi>
          <mi>,</mi>
          <mi>y</mi>
        </mrow>
        <mo stretchy="false">)</mo>
      </mrow>
    </mrow>
    <annotation encoding="StarMath 5.0">underline  {v}  = max csub{i} min csub{j}  K(x ,y)</annotation>
  </semantics>
</math>
</file>

<file path=Object 14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⩽</mo>
        <mover accent="true">
          <mrow>
            <mi>v</mi>
          </mrow>
          <mo stretchy="false">̄</mo>
        </mover>
      </mrow>
    </mrow>
    <annotation encoding="StarMath 5.0">underline {v} leslant bar {v}</annotation>
  </semantics>
</math>
</file>

<file path=Object 15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16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17/content.xml><?xml version="1.0" encoding="utf-8"?>
<math xmlns="http://www.w3.org/1998/Math/MathML">
  <semantics>
    <mrow>
      <mover accent="true">
        <mrow>
          <msub>
            <mi>Г</mi>
            <mi>А</mi>
          </msub>
        </mrow>
        <mo stretchy="false">̄</mo>
      </mover>
    </mrow>
    <annotation encoding="StarMath 5.0">bar {Г_А}</annotation>
  </semantics>
</math>
</file>

<file path=Object 2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=</mo>
        <munder>
          <mi mathvariant="italic">max</mi>
          <mrow>
            <mi>i</mi>
          </mrow>
        </munder>
      </mrow>
      <munder>
        <mi mathvariant="italic">max</mi>
        <mrow>
          <mi>j</mi>
        </mrow>
      </munder>
      <msub>
        <mi>a</mi>
        <mi mathvariant="italic">ij</mi>
      </msub>
    </mrow>
    <annotation encoding="StarMath 5.0">underline {v}  = max csub{i} max csub{j} a_ij </annotation>
  </semantics>
</math>
</file>

<file path=Object 3/content.xml><?xml version="1.0" encoding="utf-8"?>
<math xmlns="http://www.w3.org/1998/Math/MathML">
  <semantics>
    <mrow>
      <mrow>
        <mover accent="true">
          <mrow>
            <mi>v</mi>
          </mrow>
          <mo stretchy="false">̄</mo>
        </mover>
        <mo stretchy="false">=</mo>
        <munder>
          <mi mathvariant="italic">min</mi>
          <mrow>
            <mi>j</mi>
          </mrow>
        </munder>
      </mrow>
      <munder>
        <mi mathvariant="italic">max</mi>
        <mrow>
          <mi>i</mi>
        </mrow>
      </munder>
      <msub>
        <mi>a</mi>
        <mi mathvariant="italic">ij</mi>
      </msub>
    </mrow>
    <annotation encoding="StarMath 5.0">bar  {v}  = min csub{j} max csub{i} a_ij </annotation>
  </semantics>
</math>
</file>

<file path=Object 4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5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6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⩽</mo>
        <mover accent="true">
          <mrow>
            <mi>v</mi>
          </mrow>
          <mo stretchy="false">̄</mo>
        </mover>
      </mrow>
    </mrow>
    <annotation encoding="StarMath 5.0">underline {v} leslant bar {v}</annotation>
  </semantics>
</math>
</file>

<file path=Object 7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8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9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n>5</mn>
                  </mrow>
                </mtd>
                <mtd>
                  <mrow>
                    <mn>6</mn>
                  </mrow>
                </mtd>
                <mtd>
                  <mrow>
                    <mn>5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5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4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</mrow>
    <annotation encoding="StarMath 5.0">A = left ( matrix {5 # 6 # 5 ## 2 # 5 # 1 ## 1 # 4 # 2} right )</annotation>
  </semantics>
</math>
</file>